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 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wt_rang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number of output stars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[0.2821538  0.48548837 0.54884706 0.56204081 0.63476782 0.71931801</text:p>
            <text:p> 0.75215874 0.77537889]</text:p>
          </table:table-cell>
          <table:table-cell office:value-type="string" calcext:value-type="string">
            <text:p>[0.6 0.6 0.6 0.6 0.6 0.6 0.6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[0.01582494 0.03952312 0.06385303 0.08329372 0.10644488 0.12461662</text:p>
            <text:p> 0.14471297 0.15526104]</text:p>
          </table:table-cell>
          <table:table-cell office:value-type="string" calcext:value-type="string">
            <text:p>[1. 1. 1. 1. 1. 1. 1.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.0, 1.0)</text:p>
          </table:table-cell>
          <table:table-cell office:value-type="string" calcext:value-type="string">
            <text:p>[0.01635995 0.04416695 0.07799969 0.11122441 0.14214482 0.17045932</text:p>
            <text:p> 0.19799156 0.21559939]</text:p>
          </table:table-cell>
          <table:table-cell office:value-type="string" calcext:value-type="string">
            <text:p>[1.2 1.4 1.4 1.4 1.4 1.4 1.4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.0, 2.0)</text:p>
          </table:table-cell>
          <table:table-cell office:value-type="string" calcext:value-type="string">
            <text:p>[0.01011758 0.02832537 0.05361099 0.07794547 0.10296526 0.12667017</text:p>
            <text:p> 0.15622902 0.17123027]</text:p>
          </table:table-cell>
          <table:table-cell office:value-type="string" calcext:value-type="string">
            <text:p>[1. <text:s/>1.2 1.2 1.2 1.2 1.2 1.2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.0, 5.0)</text:p>
          </table:table-cell>
          <table:table-cell office:value-type="string" calcext:value-type="string">
            <text:p>[0.01222944 0.05940509 0.12714615 0.20201726 0.28090076 0.37732053</text:p>
            <text:p> 0.47187266 0.53514314]</text:p>
          </table:table-cell>
          <table:table-cell office:value-type="string" calcext:value-type="string">
            <text:p>[1.8 2.8 3.4 4. <text:s/>4.6 5. <text:s/>5. 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0, 10)</text:p>
          </table:table-cell>
          <table:table-cell office:value-type="string" calcext:value-type="string">
            <text:p>[0.0152319  0.05123582 0.10317078 0.17408862 0.21838036 0.2625649</text:p>
            <text:p> 0.3083672  0.33085504]</text:p>
          </table:table-cell>
          <table:table-cell office:value-type="string" calcext:value-type="string">
            <text:p>[1.2 1.8 2.2 2.2 2.2 2.2 2.2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0, 20)</text:p>
          </table:table-cell>
          <table:table-cell office:value-type="string" calcext:value-type="string">
            <text:p>[0.01442132 0.05857115 0.11148572 0.17383094 0.24727702 0.32780275</text:p>
            <text:p> 0.41031051 0.4695406 ]</text:p>
          </table:table-cell>
          <table:table-cell office:value-type="string" calcext:value-type="string">
            <text:p>[1.8 2.8 4. <text:s/>4.6 5.4 5.4 5.4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0, 50)</text:p>
          </table:table-cell>
          <table:table-cell office:value-type="string" calcext:value-type="string">
            <text:p>[0.01298723 0.04274125 0.08570533 0.12655411 0.16519685 0.20119061</text:p>
            <text:p> 0.23922386 0.25986762]</text:p>
          </table:table-cell>
          <table:table-cell office:value-type="string" calcext:value-type="string">
            <text:p>[1.6 2.2 2.2 2.2 2.2 2.2 2.2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[0.01135387 0.0232635  0.03378119 0.0454771  0.05798221 0.06953354</text:p>
            <text:p> 0.08154173 0.08692112]</text:p>
          </table:table-cell>
          <table:table-cell office:value-type="string" calcext:value-type="string">
            <text:p>[0.6 0.6 0.6 0.6 0.6 0.6 0.6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[0.01302152 0.03444238 0.05347109 0.07491879 0.09299703 0.11209793</text:p>
            <text:p> 0.13251405 0.14270029]</text:p>
          </table:table-cell>
          <table:table-cell office:value-type="string" calcext:value-type="string">
            <text:p>[1. 1. 1. 1. 1. 1. 1.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.0, 1.0)</text:p>
          </table:table-cell>
          <table:table-cell office:value-type="string" calcext:value-type="string">
            <text:p>[0.01351466 0.03834581 0.07096472 0.12127438 0.17606549 0.24083581</text:p>
            <text:p> 0.30001268 0.33153291]</text:p>
          </table:table-cell>
          <table:table-cell office:value-type="string" calcext:value-type="string">
            <text:p>[1.4 1.6 2.6 2.6 2.8 2.8 3.2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.0, 2.0)</text:p>
          </table:table-cell>
          <table:table-cell office:value-type="string" calcext:value-type="string">
            <text:p>[0.01443133 0.05691967 0.12252655 0.22982564 0.3535759  0.4871336</text:p>
            <text:p> 0.61702495 0.68217278]</text:p>
          </table:table-cell>
          <table:table-cell office:value-type="string" calcext:value-type="string">
            <text:p>[2. <text:s/>3.4 5.8 7. <text:s/>8. <text:s/>8. <text:s/>8. 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.0, 5.0)</text:p>
          </table:table-cell>
          <table:table-cell office:value-type="string" calcext:value-type="string">
            <text:p>[0.02107368 0.09031286 0.24128137 0.54735088 0.7884459  1.09434042</text:p>
            <text:p> 1.40323491 1.56605883]</text:p>
          </table:table-cell>
          <table:table-cell office:value-type="string" calcext:value-type="string">
            <text:p>[ 2.6 <text:s/>5.6 <text:s/>9.6 12.2 16.4 19. <text:s/>20.2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0, 10)</text:p>
          </table:table-cell>
          <table:table-cell office:value-type="string" calcext:value-type="string">
            <text:p>[0.01554551 0.06467667 0.14494619 0.25101051 0.38538122 0.50922408</text:p>
            <text:p> 0.63385758 0.6973722 ]</text:p>
          </table:table-cell>
          <table:table-cell office:value-type="string" calcext:value-type="string">
            <text:p>[2.4 4.6 5.8 7. <text:s/>7. <text:s/>7. <text:s/>7.4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0, 20)</text:p>
          </table:table-cell>
          <table:table-cell office:value-type="string" calcext:value-type="string">
            <text:p>[0.01383233 0.08542738 0.28746243 0.55483003 0.93071709 1.44983964</text:p>
            <text:p> 2.089361   2.38237605]</text:p>
          </table:table-cell>
          <table:table-cell office:value-type="string" calcext:value-type="string">
            <text:p>[ 3.2 <text:s/>9.2 17.6 25.8 35. <text:s/>45.2 49.2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0, 50)</text:p>
          </table:table-cell>
          <table:table-cell office:value-type="string" calcext:value-type="string">
            <text:p>[0.01523881 0.06657486 0.17868094 0.39821053 0.74818902 1.22456756</text:p>
            <text:p> 1.81715775 2.10389304]</text:p>
          </table:table-cell>
          <table:table-cell office:value-type="string" calcext:value-type="string">
            <text:p>[ 2.2 <text:s/>5.4 11.8 22.2 30. <text:s/>41.6 41.6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[0.01539822 0.04235582 0.06548538 0.08937378 0.11217842 0.13595819</text:p>
            <text:p> 0.16126842 0.17199845]</text:p>
          </table:table-cell>
          <table:table-cell office:value-type="string" calcext:value-type="string">
            <text:p>[1. 1. 1. 1. 1. 1. 1.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[0.01515145 0.0407485  0.06402473 0.08884363 0.11575599 0.14380069</text:p>
            <text:p> 0.16776466 0.17743611]</text:p>
          </table:table-cell>
          <table:table-cell office:value-type="string" calcext:value-type="string">
            <text:p>[1. 1. 1. 1. 1. 1. 1.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.0, 1.0)</text:p>
          </table:table-cell>
          <table:table-cell office:value-type="string" calcext:value-type="string">
            <text:p>[0.01595283 0.05940547 0.13319283 0.24764266 0.35605869 0.46861176</text:p>
            <text:p> 0.57922554 0.62852554]</text:p>
          </table:table-cell>
          <table:table-cell office:value-type="string" calcext:value-type="string">
            <text:p>[1.8 3.4 5.4 5.4 5.4 5.4 5.4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.0, 2.0)</text:p>
          </table:table-cell>
          <table:table-cell office:value-type="string" calcext:value-type="string">
            <text:p>[0.02024188 0.08545866 0.22021508 0.40270162 0.65912013 1.02237368</text:p>
            <text:p> 1.51654744 1.65163088]</text:p>
          </table:table-cell>
          <table:table-cell office:value-type="string" calcext:value-type="string">
            <text:p>[ 2.4 <text:s/>6.6 <text:s/>9.6 13.8 16.4 18.2 18.6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.0, 5.0)</text:p>
          </table:table-cell>
          <table:table-cell office:value-type="string" calcext:value-type="string">
            <text:p>[0.01689768 0.08107381 0.20685949 0.37569747 0.59165964 0.86725373</text:p>
            <text:p> 1.17376065 1.29967585]</text:p>
          </table:table-cell>
          <table:table-cell office:value-type="string" calcext:value-type="string">
            <text:p>[ 2.6 <text:s/>5.8 <text:s/>8.2 10. <text:s/>14.8 17. <text:s/>17.4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0, 10)</text:p>
          </table:table-cell>
          <table:table-cell office:value-type="string" calcext:value-type="string">
            <text:p>[0.02028689 0.13588843 0.33318548 0.60227013 1.0040822  1.55527973</text:p>
            <text:p> 2.20051875 2.50538378]</text:p>
          </table:table-cell>
          <table:table-cell office:value-type="string" calcext:value-type="string">
            <text:p>[ 4.2 <text:s/>8.8 12.2 20.4 28.4 35.8 45.4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0, 20)</text:p>
          </table:table-cell>
          <table:table-cell office:value-type="string" calcext:value-type="string">
            <text:p>[0.02267466 0.11406708 0.24159422 0.42886872 0.72443361 1.19968662</text:p>
            <text:p> 1.90084786 2.22268744]</text:p>
          </table:table-cell>
          <table:table-cell office:value-type="string" calcext:value-type="string">
            <text:p>[ 3.8 <text:s/>6.2 <text:s/>8.8 14.6 23.8 38.8 48.8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0, 50)</text:p>
          </table:table-cell>
          <table:table-cell office:value-type="string" calcext:value-type="string">
            <text:p>[0.02492814 0.16987491 0.47977409 1.05632138 1.79650993 2.72991014</text:p>
            <text:p> 3.72248526 4.09528871]</text:p>
          </table:table-cell>
          <table:table-cell office:value-type="string" calcext:value-type="string">
            <text:p>[ 6.2 14.8 32.4 42.2 54.4 57.2 59. 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[0.01554923 0.03949003 0.06334801 0.08790617 0.11574244 0.14242692</text:p>
            <text:p> 0.16956654 0.17735806]</text:p>
          </table:table-cell>
          <table:table-cell office:value-type="string" calcext:value-type="string">
            <text:p>[1. 1. 1. 1. 1. 1. 1.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[0.0256361  0.10969391 0.26112728 0.47073479 0.68181796 0.89886284</text:p>
            <text:p> 1.11823478 1.19375358]</text:p>
          </table:table-cell>
          <table:table-cell office:value-type="string" calcext:value-type="string">
            <text:p>[ 3.6 <text:s/>5.4 <text:s/>9.2 10. <text:s/>10. <text:s/>10. <text:s/>10. 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.0, 1.0)</text:p>
          </table:table-cell>
          <table:table-cell office:value-type="string" calcext:value-type="string">
            <text:p>[0.01619239 0.08644657 0.23026948 0.44268289 0.70546675 0.99280224</text:p>
            <text:p> 1.3161427  1.43222494]</text:p>
          </table:table-cell>
          <table:table-cell office:value-type="string" calcext:value-type="string">
            <text:p>[ 2.2 <text:s/>5.2 <text:s/>8.6 12. <text:s/>13. <text:s/>14.6 15.2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.0, 2.0)</text:p>
          </table:table-cell>
          <table:table-cell office:value-type="string" calcext:value-type="string">
            <text:p>[ 0.03671727  0.30124769  0.87934566  1.99049463  4.0682858   6.55725579</text:p>
            <text:p>  9.38243542 10.35261965]</text:p>
          </table:table-cell>
          <table:table-cell office:value-type="string" calcext:value-type="string">
            <text:p>[ <text:s/>7.4 <text:s/>28. <text:s text:c="2"/>47.4 <text:s/>96.6 117.6 134. <text:s/>149.2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.0, 5.0)</text:p>
          </table:table-cell>
          <table:table-cell office:value-type="string" calcext:value-type="string">
            <text:p>[4.07505035e-02 3.44679070e-01 1.18233843e+00 9.68537041e+03</text:p>
            <text:p> 9.69347275e+03 9.70750619e+03 9.72368787e+03 9.73021861e+03]</text:p>
          </table:table-cell>
          <table:table-cell office:value-type="string" calcext:value-type="string">
            <text:p>[ <text:s/>10.2 <text:s text:c="2"/>30. <text:s text:c="2"/>100.4 <text:s/>229.2 <text:s/>487.8 <text:s/>624. <text:s/>1082.2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0, 10)</text:p>
          </table:table-cell>
          <table:table-cell office:value-type="string" calcext:value-type="string">
            <text:p>[ 0.03169832  0.27281733  1.37771468  4.00498471  8.44339161 15.63940344</text:p>
            <text:p> 26.05214334 29.8487884 ]</text:p>
          </table:table-cell>
          <table:table-cell office:value-type="string" calcext:value-type="string">
            <text:p>[ <text:s/>7.4 <text:s/>40.2 111.8 199.6 294.2 431.6 659.8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0, 20)</text:p>
          </table:table-cell>
          <table:table-cell office:value-type="string" calcext:value-type="string">
            <text:p>[4.12266731e-02 5.55883646e-01 2.70837998e+00 6.92839813e+00</text:p>
            <text:p> 1.36919820e+01 2.28549027e+01 3.67423472e+01 4.15130887e+01]</text:p>
          </table:table-cell>
          <table:table-cell office:value-type="string" calcext:value-type="string">
            <text:p>[ 13.2 <text:s/>87.4 192.6 307.6 400.4 594.2 830.2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0, 50)</text:p>
          </table:table-cell>
          <table:table-cell office:value-type="string" calcext:value-type="string">
            <text:p>[0.02771645 0.17433867 0.50310822 1.09081578 1.88199606 2.99313231</text:p>
            <text:p> 4.41058211 4.86065798]</text:p>
          </table:table-cell>
          <table:table-cell office:value-type="string" calcext:value-type="string">
            <text:p>[ 6. <text:s/>15.6 29.8 39.4 52.4 66. <text:s/>80. 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10T14:23:23.156890274</dc:date>
    <meta:editing-duration>PT1H31M50S</meta:editing-duration>
    <meta:editing-cycles>1</meta:editing-cycles>
    <meta:document-statistic meta:table-count="1" meta:cell-count="165" meta:object-count="0"/>
  </office:meta>
</office:document-meta>
</file>